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BF7B1ED28833947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BF7B1ED288339476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guérit un</text:span></text:p>
            <text:p text:style-name="P2"><text:span text:style-name="T1">le fils du fonctionnaire</text:span></text:p>
            <text:p text:style-name="P3"><text:span text:style-name="T2">(Jean 4.43-54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4:50.995000000</dc:date>
    <meta:editing-duration>PT2H24M7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